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/>
    </style:style>
    <style:style style:name="P2" style:family="paragraph" style:parent-style-name="Standard">
      <style:paragraph-properties fo:text-align="start" style:justify-single-word="false"/>
      <style:text-properties style:font-name="FreeSans"/>
    </style:style>
    <style:style style:name="P3" style:family="paragraph" style:parent-style-name="Standard">
      <style:paragraph-properties fo:text-align="start" style:justify-single-word="false"/>
      <style:text-properties fo:color="#666666" style:font-name="FreeSans"/>
    </style:style>
    <style:style style:name="P4" style:family="paragraph" style:parent-style-name="Standard">
      <style:paragraph-properties fo:margin-left="0cm" fo:margin-right="-0.893cm" fo:text-align="center" style:justify-single-word="false" fo:text-indent="0cm" style:auto-text-indent="false"/>
      <style:text-properties style:font-name="FreeSans"/>
    </style:style>
    <style:style style:name="P5" style:family="paragraph" style:parent-style-name="Standard">
      <style:paragraph-properties fo:margin-left="0cm" fo:margin-right="-0.96cm" fo:text-align="center" style:justify-single-word="false" fo:text-indent="0cm" style:auto-text-indent="false"/>
      <style:text-properties style:font-name="FreeSans" fo:font-size="10pt" style:font-size-asian="10pt" style:font-size-complex="10pt"/>
    </style:style>
    <style:style style:name="P6" style:family="paragraph" style:parent-style-name="Standard">
      <style:paragraph-properties fo:margin-left="0cm" fo:margin-right="-0.628cm" fo:text-align="start" style:justify-single-word="false" fo:text-indent="0cm" style:auto-text-indent="false"/>
      <style:text-properties style:font-name="FreeSans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nė yra 15 metų amžiaus, jos mama - triskart vyresnė nei ji. Po kiek metų mama bus tik dvigubai vyresnė už Agnę?</text:p>
      <text:p text:style-name="Standard"/>
      <text:p text:style-name="P1"><text:s/>Kas eina maudytis kartu su tavimi ir nesušlampa?</text:p>
      <text:p text:style-name="Standard"/>
      <text:p text:style-name="Standard">***</text:p>
      <text:p text:style-name="P1"><text:s/>Trys asmenys — viso miesto gerbiamas pilietis, žinomas apgavikas ir nežymus miesto gyventojas — davė parodymus dėl įvykusios žmogžudystės. Jų pavardės: Braunas, Džonsas ir Smitas. Vienas iš jų — nusikaltėlis. Parodymai tokie:</text:p>
      <text:p text:style-name="P1">Braunas : Aš nenužudžiau. Ir Džonsas ne žudikas.</text:p>
      <text:p text:style-name="P1">Džonsas : Braunas nenužudė. Žudikas Smitas.</text:p>
      <text:p text:style-name="P1">Smitas : Aš ne žudikas. Nužudė Braunas.</text:p>
      <text:p text:style-name="P1">Tiriant bylą, išaiškėjo, kad visų gerbiamo piliečio abu parodymai buvo teisingi, apgavikas abu kartus pamelavo, o nežymus pilietis vieną kartą pamelavo, bet kitą kartą pasakė tiesą. Nustatykite jų pavardes ir žudiką.</text:p>
      <text:p text:style-name="P1"/>
      <text:p text:style-name="P4"><text:a xlink:type="simple" xlink:href="http://www.misles.lt/galvosukiai/detektyviniai-galvosukiai/8-detektyviniai-galvosukiai/"><text:span text:style-name="T1">misles.lt/galvosukiai/detektyviniai-galvosukiai/8-detektyviniai-galvosukiai/</text:span></text:a><text:span text:style-name="T1"> </text:span></text:p>
      <text:p text:style-name="P4"/>
      <text:p text:style-name="P4"><text:span text:style-name="T1">***</text:span></text:p>
      <text:p text:style-name="P4"><text:a xlink:type="simple" xlink:href="http://www.mathsisfun.com/puzzles/surplus-tetramino.html"><text:span text:style-name="T1">http://www.mathsisfun.com/puzzles/surplus-tetramino.html</text:span></text:a></text:p>
      <text:p text:style-name="P4"><text:a xlink:type="simple" xlink:href="http://www.mathsisfun.com/puzzles/shape-puzzles-index.html"><text:span text:style-name="T1">http://www.mathsisfun.com/puzzles/shape-puzzles-index.html</text:span></text:a></text:p>
      <text:p text:style-name="P4"><text:span text:style-name="T1"/></text:p>
      <text:p text:style-name="P4"><text:a xlink:type="simple" xlink:href="http://www.mathsisfun.com/puzzles/mirror-mirror.html"><text:span text:style-name="T1">http://www.mathsisfun.com/puzzles/mirror-mirror.html</text:span></text:a></text:p>
      <text:p text:style-name="P4"><text:span text:style-name="T1"/></text:p>
      <text:p text:style-name="P4"><text:a xlink:type="simple" xlink:href="http://www.smart-kit.com/s769/green-triangles-with-some-math/"><text:span text:style-name="T1">http://www.smart-kit.com/s769/green-triangles-with-some-math/</text:span></text:a></text:p>
      <text:p text:style-name="P4"/>
      <text:p text:style-name="P4"><text:span text:style-name="T1">***</text:span></text:p>
      <text:p text:style-name="P3">Lenkų fizikas L. Infeldas (1898—1968) autobiografinėje knygoje rašo apie uždavinį, kurį rusų fizikas P. Kapica pasiūlė jam ir L. Landau: </text:p>
      <text:p text:style-name="P2"/>
      <text:p text:style-name="P2">Prie šuns uodegos pririšta metalinė keptuvė. Jam bėgant, keptuvė atsimuša į grindinį ir barška. <text:span text:style-name="T2">Kokiu greičiu turi bėgti šuo, kad negirdėtų keptuvės barškėjimo? </text:span></text:p>
      <text:p text:style-name="P1"/>
      <text:p text:style-name="P1"/>
      <text:p text:style-name="P5"><text:a xlink:type="simple" xlink:href="http://www.misles.lt/galvosukiai/loginiai-galvosukiai/64-loginiai-galvosukiai/">http://www.misles.lt/galvosukiai/loginiai-galvosukiai/64-loginiai-galvosukiai/</text:a> </text:p>
      <text:p text:style-name="P5"><text:span text:style-name="T1"/></text:p>
      <text:p text:style-name="P5"><text:a xlink:type="simple" xlink:href="http://gpuzzles.com/quiz/next-number-in-the-sequence/">http://gpuzzles.com/quiz/next-number-in-the-sequence/</text:a></text:p>
      <text:p text:style-name="P5"><text:a xlink:type="simple" xlink:href="http://www.allthetests.com/quiz25/quiz/1215092787/Sequence-IQ-Test">http://www.allthetests.com/quiz25/quiz/1215092787/Sequence-IQ-Test</text:a></text:p>
      <text:p text:style-name="P5"><text:span text:style-name="T1"/></text:p>
      <text:p text:style-name="P5"><text:a xlink:type="simple" xlink:href="http://www.smart-kit.com/s1001/matrix-puzzle-triangles-rectangles/">http://www.smart-kit.com/s1001/matrix-puzzle-triangles-rectangles/</text:a></text:p>
      <text:p text:style-name="P5"><text:span text:style-name="T1"/></text:p>
      <text:p text:style-name="P2">Vienoje saloje gyveno dvi giminės — teisuoliai ir melagiai (jie visada meluodavo). Išminčius aplankė šią salą ir sutiko du vietinius gyventojus. Kadangi nežinome jų vardų, pavadinsime juos A ir B. Išminčius paklausė A:</text:p>
      <text:p text:style-name="P2">— Jūs abu teisuoliai?</text:p>
      <text:p text:style-name="P2">A atsakė vienu iš žodžių „taip arba „ne“. Tačiau išminčius dar negalėjo nuspręsti, kas yra A ir B — teisuoliai ar melagiai. Todėl jis A pateikė dar vieną klausimą:</text:p>
      <text:p text:style-name="P2"><text:soft-page-break/>— Ar jūs abu iš vienos giminės?</text:p>
      <text:p text:style-name="P2">A irgi atsakė vienu iš žodžių „taip“ arba „ne“. Štai tada išminčius ir suprato, kas jie tokie. O jūs ar galite nustatyti, kas yra A ir kas — B?</text:p>
      <text:p text:style-name="P2"/>
      <text:p text:style-name="P6">Šaltinis: <text:a xlink:type="simple" xlink:href="http://www.misles.lt/galvosukiai/loginiai-galvosukiai/119-loginiai-galvosukiai/">misles.lt/galvosukiai/loginiai-galvosukiai/119-loginiai-galvosukiai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e </meta:initial-creator>
    <meta:creation-date>2013-08-28T16:41:02</meta:creation-date>
    <dc:date>2013-08-28T18:02:49</dc:date>
    <dc:creator>Nijole </dc:creator>
    <meta:editing-duration>PT1H21M20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27" meta:word-count="273" meta:character-count="2264" meta:non-whitespace-character-count="2011"/>
  </office:meta>
</office:document-meta>
</file>